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>
            <text:p>16 thread LU Con</text:p>
          </table:table-cell>
          <table:table-cell table:style-name="ce1" office:value-type="string">
            <text:p>Ratio</text:p>
          </table:table-cell>
          <table:table-cell/>
          <table:table-cell office:value-type="string">
            <text:p>2 thread LU Con</text:p>
          </table:table-cell>
          <table:table-cell table:style-name="ce1" office:value-type="string">
            <text:p>Ratio</text:p>
          </table:table-cell>
          <table:table-cell table:number-columns-repeated="2"/>
        </table:table-row>
        <table:table-row table:style-name="ro1">
          <table:table-cell office:value-type="string">
            <text:p>Short tags </text:p>
          </table:table-cell>
          <table:table-cell table:style-name="ce1"/>
          <table:table-cell/>
          <table:table-cell office:value-type="string">
            <text:p>Short tags 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136182513.5">
            <text:p>136182513.5</text:p>
          </table:table-cell>
          <table:table-cell table:style-name="ce1"/>
          <table:table-cell/>
          <table:table-cell office:value-type="float" office:value="134141600">
            <text:p>134141600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>
            <text:p>Long tags</text:p>
          </table:table-cell>
          <table:table-cell table:style-name="ce1" table:formula="of:=100 - ([.A3]*100/[.A5])" office:value-type="float" office:value="1.95526838119581">
            <text:p>1.9552683812</text:p>
          </table:table-cell>
          <table:table-cell/>
          <table:table-cell office:value-type="string">
            <text:p>Long tags</text:p>
          </table:table-cell>
          <table:table-cell table:style-name="ce1" table:formula="of:=100 - ([.D3]*100/[.D5])" office:value-type="float" office:value="2.58458446088844">
            <text:p>2.5845844609</text:p>
          </table:table-cell>
          <table:table-cell table:number-columns-repeated="2"/>
        </table:table-row>
        <table:table-row table:style-name="ro1">
          <table:table-cell office:value-type="float" office:value="138898349">
            <text:p>138898349</text:p>
          </table:table-cell>
          <table:table-cell table:style-name="ce1"/>
          <table:table-cell/>
          <table:table-cell office:value-type="float" office:value="137700588">
            <text:p>137700588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hort tags </text:p>
          </table:table-cell>
          <table:table-cell table:number-columns-repeated="6"/>
        </table:table-row>
        <table:table-row table:style-name="ro1">
          <table:table-cell office:value-type="string">
            <text:p>Start</text:p>
          </table:table-cell>
          <table:table-cell table:number-columns-repeated="6"/>
        </table:table-row>
        <table:table-row table:style-name="ro1">
          <table:table-cell office:value-type="string">
            <text:p>Miss</text:p>
          </table:table-cell>
          <table:table-cell office:value-type="float" office:value="13677076240">
            <text:p>13677076240</text:p>
          </table:table-cell>
          <table:table-cell/>
          <table:table-cell office:value-type="float" office:value="17027961322">
            <text:p>17027961322</text:p>
          </table:table-cell>
          <table:table-cell table:number-columns-repeated="3"/>
        </table:table-row>
        <table:table-row table:style-name="ro1">
          <table:table-cell office:value-type="string">
            <text:p>Hit</text:p>
          </table:table-cell>
          <table:table-cell office:value-type="float" office:value="9921121106">
            <text:p>9921121106</text:p>
          </table:table-cell>
          <table:table-cell/>
          <table:table-cell office:value-type="float" office:value="4211714985">
            <text:p>4211714985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office:value-type="float" office:value="6536093843">
            <text:p>6536093843</text:p>
          </table:table-cell>
          <table:table-cell/>
          <table:table-cell office:value-type="float" office:value="7757380350">
            <text:p>7757380350</text:p>
          </table:table-cell>
          <table:table-cell table:number-columns-repeated="3"/>
        </table:table-row>
        <table:table-row table:style-name="ro1">
          <table:table-cell office:value-type="string">
            <text:p>Y</text:p>
          </table:table-cell>
          <table:table-cell office:value-type="float" office:value="3011114769">
            <text:p>3011114769</text:p>
          </table:table-cell>
          <table:table-cell/>
          <table:table-cell office:value-type="float" office:value="3284729538">
            <text:p>3284729538</text:p>
          </table:table-cell>
          <table:table-cell table:number-columns-repeated="3"/>
        </table:table-row>
        <table:table-row table:style-name="ro2">
          <table:table-cell office:value-type="string">
            <text:p>End</text:p>
          </table:table-cell>
          <table:table-cell/>
          <table:table-cell office:value-type="string">
            <text:p>Final</text:p>
          </table:table-cell>
          <table:table-cell/>
          <table:table-cell office:value-type="string">
            <text:p>Final</text:p>
          </table:table-cell>
          <table:table-cell office:value-type="string">
            <text:p>Avg Final</text:p>
          </table:table-cell>
          <table:table-cell/>
        </table:table-row>
        <table:table-row table:style-name="ro1">
          <table:table-cell office:value-type="string">
            <text:p>Miss</text:p>
          </table:table-cell>
          <table:table-cell office:value-type="float" office:value="13739482029">
            <text:p>13739482029</text:p>
          </table:table-cell>
          <table:table-cell table:formula="of:=[.B14]-[.B9]" office:value-type="float" office:value="62405789">
            <text:p>62405789</text:p>
          </table:table-cell>
          <table:table-cell office:value-type="float" office:value="17094548953">
            <text:p>17094548953</text:p>
          </table:table-cell>
          <table:table-cell table:formula="of:=[.D14]-[.D9]" office:value-type="float" office:value="66587631">
            <text:p>66587631</text:p>
          </table:table-cell>
          <table:table-cell table:formula="of:=([.C14]+[.E14])/2" office:value-type="float" office:value="64496710">
            <text:p>64496710</text:p>
          </table:table-cell>
          <table:table-cell/>
        </table:table-row>
        <table:table-row table:style-name="ro1">
          <table:table-cell office:value-type="string">
            <text:p>Hit</text:p>
          </table:table-cell>
          <table:table-cell office:value-type="float" office:value="9947315217">
            <text:p>9947315217</text:p>
          </table:table-cell>
          <table:table-cell table:formula="of:=[.B15]-[.B10]" office:value-type="float" office:value="26194111">
            <text:p>26194111</text:p>
          </table:table-cell>
          <table:table-cell office:value-type="float" office:value="4234637237">
            <text:p>4234637237</text:p>
          </table:table-cell>
          <table:table-cell table:formula="of:=[.D15]-[.D10]" office:value-type="float" office:value="22922252">
            <text:p>22922252</text:p>
          </table:table-cell>
          <table:table-cell table:formula="of:=([.C15]+[.E15])/2" office:value-type="float" office:value="24558181.5">
            <text:p>24558181.5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6591136983">
            <text:p>6591136983</text:p>
          </table:table-cell>
          <table:table-cell table:formula="of:=[.B16]-[.B11]" office:value-type="float" office:value="55043140">
            <text:p>55043140</text:p>
          </table:table-cell>
          <table:table-cell office:value-type="float" office:value="7812412812">
            <text:p>7812412812</text:p>
          </table:table-cell>
          <table:table-cell table:formula="of:=[.D16]-[.D11]" office:value-type="float" office:value="55032462">
            <text:p>55032462</text:p>
          </table:table-cell>
          <table:table-cell table:formula="of:=([.C16]+[.E16])/2" office:value-type="float" office:value="55037801">
            <text:p>55037801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office:value-type="float" office:value="3052019380">
            <text:p>3052019380</text:p>
          </table:table-cell>
          <table:table-cell table:formula="of:=[.B17]-[.B12]" office:value-type="float" office:value="40904611">
            <text:p>40904611</text:p>
          </table:table-cell>
          <table:table-cell office:value-type="float" office:value="3325711615">
            <text:p>3325711615</text:p>
          </table:table-cell>
          <table:table-cell table:formula="of:=[.D17]-[.D12]" office:value-type="float" office:value="40982077">
            <text:p>40982077</text:p>
          </table:table-cell>
          <table:table-cell table:formula="of:=([.C17]+[.E17])/2" office:value-type="float" office:value="40943344">
            <text:p>4094334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ong tags</text:p>
          </table:table-cell>
          <table:table-cell table:number-columns-repeated="5"/>
          <table:table-cell office:value-type="string">
            <text:p>Relative</text:p>
          </table:table-cell>
        </table:table-row>
        <table:table-row table:style-name="ro1">
          <table:table-cell office:value-type="string">
            <text:p>Start</text:p>
          </table:table-cell>
          <table:table-cell table:number-columns-repeated="5"/>
          <table:table-cell table:formula="of:=100-([.F14]*100)/[.F26]" office:value-type="float" office:value="8.7212124303793">
            <text:p>8.7212124304</text:p>
          </table:table-cell>
        </table:table-row>
        <table:table-row table:style-name="ro1">
          <table:table-cell office:value-type="string">
            <text:p>Miss</text:p>
          </table:table-cell>
          <table:table-cell office:value-type="float" office:value="383317242">
            <text:p>383317242</text:p>
          </table:table-cell>
          <table:table-cell/>
          <table:table-cell office:value-type="float" office:value="434299060">
            <text:p>434299060</text:p>
          </table:table-cell>
          <table:table-cell table:number-columns-repeated="2"/>
          <table:table-cell table:formula="of:=100-([.F15]*100)/[.F27]" office:value-type="float" office:value="22.8691681624697">
            <text:p>22.8691681625</text:p>
          </table:table-cell>
        </table:table-row>
        <table:table-row table:style-name="ro1">
          <table:table-cell office:value-type="string">
            <text:p>Hit</text:p>
          </table:table-cell>
          <table:table-cell office:value-type="float" office:value="188345750">
            <text:p>188345750</text:p>
          </table:table-cell>
          <table:table-cell/>
          <table:table-cell office:value-type="float" office:value="151814203">
            <text:p>151814203</text:p>
          </table:table-cell>
          <table:table-cell table:number-columns-repeated="2"/>
          <table:table-cell table:formula="of:=100-([.F16]*100)/[.F28]" office:value-type="float" office:value="20.8920021723372">
            <text:p>20.8920021723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float" office:value="372499016">
            <text:p>372499016</text:p>
          </table:table-cell>
          <table:table-cell/>
          <table:table-cell office:value-type="float" office:value="371092193">
            <text:p>371092193</text:p>
          </table:table-cell>
          <table:table-cell table:number-columns-repeated="2"/>
          <table:table-cell table:formula="of:=100-([.F17]*100)/[.F29]" office:value-type="float" office:value="14.9948063660327">
            <text:p>14.994806366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262527437">
            <text:p>262527437</text:p>
          </table:table-cell>
          <table:table-cell/>
          <table:table-cell office:value-type="float" office:value="259357168">
            <text:p>259357168</text:p>
          </table:table-cell>
          <table:table-cell table:number-columns-repeated="3"/>
        </table:table-row>
        <table:table-row table:style-name="ro2">
          <table:table-cell office:value-type="string">
            <text:p>End</text:p>
          </table:table-cell>
          <table:table-cell/>
          <table:table-cell office:value-type="string">
            <text:p>Final</text:p>
          </table:table-cell>
          <table:table-cell/>
          <table:table-cell office:value-type="string">
            <text:p>Final</text:p>
          </table:table-cell>
          <table:table-cell office:value-type="string">
            <text:p>Avg Final</text:p>
          </table:table-cell>
          <table:table-cell/>
        </table:table-row>
        <table:table-row table:style-name="ro1">
          <table:table-cell office:value-type="string">
            <text:p>Miss</text:p>
          </table:table-cell>
          <table:table-cell office:value-type="float" office:value="451855074">
            <text:p>451855074</text:p>
          </table:table-cell>
          <table:table-cell table:formula="of:=[.B26]-[.B21]" office:value-type="float" office:value="68537832">
            <text:p>68537832</text:p>
          </table:table-cell>
          <table:table-cell office:value-type="float" office:value="507079297">
            <text:p>507079297</text:p>
          </table:table-cell>
          <table:table-cell table:formula="of:=[.D26]-[.D21]" office:value-type="float" office:value="72780237">
            <text:p>72780237</text:p>
          </table:table-cell>
          <table:table-cell table:formula="of:=([.C26]+[.E26])/2" office:value-type="float" office:value="70659034.5">
            <text:p>70659034.5</text:p>
          </table:table-cell>
          <table:table-cell/>
        </table:table-row>
        <table:table-row table:style-name="ro1">
          <table:table-cell office:value-type="string">
            <text:p>Hit</text:p>
          </table:table-cell>
          <table:table-cell office:value-type="float" office:value="221749866">
            <text:p>221749866</text:p>
          </table:table-cell>
          <table:table-cell table:formula="of:=[.B27]-[.B22]" office:value-type="float" office:value="33404116">
            <text:p>33404116</text:p>
          </table:table-cell>
          <table:table-cell office:value-type="float" office:value="182089373">
            <text:p>182089373</text:p>
          </table:table-cell>
          <table:table-cell table:formula="of:=[.D27]-[.D22]" office:value-type="float" office:value="30275170">
            <text:p>30275170</text:p>
          </table:table-cell>
          <table:table-cell table:formula="of:=([.C27]+[.E27])/2" office:value-type="float" office:value="31839643">
            <text:p>31839643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442468461">
            <text:p>442468461</text:p>
          </table:table-cell>
          <table:table-cell table:formula="of:=[.B28]-[.B23]" office:value-type="float" office:value="69969445">
            <text:p>69969445</text:p>
          </table:table-cell>
          <table:table-cell office:value-type="float" office:value="440268732">
            <text:p>440268732</text:p>
          </table:table-cell>
          <table:table-cell table:formula="of:=[.D28]-[.D23]" office:value-type="float" office:value="69176539">
            <text:p>69176539</text:p>
          </table:table-cell>
          <table:table-cell table:formula="of:=([.C28]+[.E28])/2" office:value-type="float" office:value="69572992">
            <text:p>69572992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office:value-type="float" office:value="310949061">
            <text:p>310949061</text:p>
          </table:table-cell>
          <table:table-cell table:formula="of:=[.B29]-[.B24]" office:value-type="float" office:value="48421624">
            <text:p>48421624</text:p>
          </table:table-cell>
          <table:table-cell office:value-type="float" office:value="307266938">
            <text:p>307266938</text:p>
          </table:table-cell>
          <table:table-cell table:formula="of:=[.D29]-[.D24]" office:value-type="float" office:value="47909770">
            <text:p>47909770</text:p>
          </table:table-cell>
          <table:table-cell table:formula="of:=([.C29]+[.E29])/2" office:value-type="float" office:value="48165697">
            <text:p>48165697</text:p>
          </table:table-cell>
          <table:table-cell/>
        </table:table-row>
        <table:table-row table:style-name="ro1" table:number-rows-repeated="104854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 Mujumdar</meta:initial-creator>
    <meta:creation-date>2015-12-28T12:40:53</meta:creation-date>
    <dc:date>2015-12-28T13:06:41</dc:date>
    <dc:creator>Alan Mujumdar</dc:creator>
    <meta:editing-duration>PT22M2S</meta:editing-duration>
    <meta:editing-cycles>3</meta:editing-cycles>
    <meta:generator>LibreOffice/3.5$Linux_X86_64 LibreOffice_project/350m1$Build-2</meta:generator>
    <meta:document-statistic meta:table-count="3" meta:cell-count="103" meta:object-count="0"/>
  </office:meta>
</office:document-meta>
</file>